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8pt" style:font-size-asian="8pt" style:font-size-complex="8pt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lRascalTests (Compiled)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023" table:default-cell-style-name="ce4"/>
        <table:table-row table:style-name="ro1">
          <table:table-cell table:style-name="ce1" office:value-type="string" calcext:value-type="string">
            <text:p>TESTS RUN AT $2015-11-05T21:57:54.113+00:00$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AccumulatingTests: 1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AliasTests: 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AnnotationTests: 1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AssignmentTests: 6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BacktrackingTests: 2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allTests: 7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allTestsAux: 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mprehensionTests: 23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PatternTests1: 116 tests executed; 2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PatternTests2: 5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PatternTests3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ubscriptAndSliceTests: 8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yntaxTests1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yntaxTests2: 1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yntaxTests3: 2 tests executed; 1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yntaxTests4: 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Terms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DataDeclarationTests: 5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DataTypeTests: 7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DeclarationTests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FunctionCompositionTests: 2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InterpolationTests: 3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KeywordParameterImportTests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KeywordParameterTests: 1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arsingTests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atternTests: 341 tests executed; 1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atternDescendantTests: 2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atternList3Tests: 4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rojectionTests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RangeTests: 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ReducerTests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RegExpTests: 7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SetMatchTests1: 5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SetMatchTests2: 1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StatementTests: 10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SubscriptTests: 3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TryCatchTests: 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VisitTests: 159 tests executed; 1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Booleans: 1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Equality: 6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Functions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Integers: 2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IO: 2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IsDefined: 104 tests executed; 1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ListRelations: 2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Lists: 11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Locations: 2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Maps: 7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Matching: 2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Memoization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Nodes: 3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Overloading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Relations: 1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Sets: 3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SolvedIssues: 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Strings: 6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Tuples: 3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BooleanTests: 1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IntegerTests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ListRelationTests: 14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ListTests: 24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MapTests: 10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MathTests: 11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NodeTests: 5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NumberTests: 4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RelationTests: 5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SetTests: 5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StringTests: 1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TypeTests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ValueIOTests: 4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analysis::graphs::GraphTests: 4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analysis::statistics::DescriptiveTests: 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analysis::statistics::RangeUtils: 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lang::csv::CSVIOTests: 10 tests executed; 1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lang::json::JSONIOTests: 3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1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2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3: 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4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5: 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6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7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8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ModuleInitRange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ABSTRACTTYPE: 1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A1: 1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A2: 1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B1: 1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B2: 1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B3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PARSETREE: 1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TYPE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UseImportBase: 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UseImportBaseExtended: 1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UseExtendBase: 1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UseExtendBaseExtended: 1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basic::Ackermann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basic::Bubble: 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basic::Factorial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Calls: 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ColoredTrees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CountConstructors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Cycles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Derivative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Lift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StringTemplate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Trans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Replacement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Count::CountInLine1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Count::CountInLine2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Count::CountInLine3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Count::WordCount: 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Dominators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Abstract::Eval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Combined::Automatic::Eval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Combined::Manual::Eval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Concrete::NoLayout::Eval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Concrete::WithLayout::Eval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Func::Test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Lisra::Test: 2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McCabe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ReachingDefs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Slicing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Uninit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format::Escape: 5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format::Grammar: 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Lookahead: 0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ParserGeneratorTests: 33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PicoGrammar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CGrammar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CharactersTests: 15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LiteralsTests: 3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LookaheadTests: 33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RascalGrammar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ConcreteSyntax: 15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ExpressionGrammars: 1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ImplodeTests: 12 tests executed; 4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KnownIssues: 2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meta::ModuleInfoTests: 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PreBootstrap: 6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SolvedIssues: 1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ypes::tests::AbstractKindTests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ypes::tests::AbstractNameTests: 15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ypes::tests::UtilTests: 8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util::PriorityQueue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util::UUID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StaticTestingUtilsTests: 1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ccumulatingTCTests: 3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llStaticIssues: 51 tests executed; 1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nnotationTCTests: 7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ssignmentTCTests: 20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CallTCTests: 21 tests executed; 1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ComprehensionTCTests: 17 tests executed; 2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DataDeclarationTCTests: 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DataTypeTCTests: 4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DeclarationTCTests: 2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ImportTCTests: 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PatternTCTests: 66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ProjectionTCTests: 3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RegExpTCTests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ScopeTCTests: 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StatementTCTests: 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SubscriptTCTests: 18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VisitTCTests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(7590,133,&lt;169,0&gt;,&lt;172,27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(7349,240,&lt;161,0&gt;,&lt;168,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SyntaxTests3.rsc|(709,58,&lt;25,0&gt;,&lt;25,58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PatternTests.rsc|(33440,84,&lt;1477,0&gt;,&lt;1477,84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9328,86,&lt;362,0&gt;,&lt;363,63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(6170,125,&lt;313,0&gt;,&lt;317,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library/lang/csv/CSVIOTests.rsc|(1892,85,&lt;65,0&gt;,&lt;65,85&gt;): FALSE "inferred types"test fails for arguments: {&lt;"6E0","",-704552340,false,0.08130795517669742&gt;,&lt;"틚Ĺ㬪䞰","",7,false,0.6311065655190631&gt;}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(13282,110,&lt;353,0&gt;,&lt;354,86&gt;): FALSE "{}"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(471,54,&lt;15,0&gt;,&lt;15,54&gt;): FALSE "{}"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(2020,101,&lt;41,0&gt;,&lt;41,101&gt;): FALSE "{}"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(1902,101,&lt;39,0&gt;,&lt;39,101&gt;): FALSE "{}"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5152 tests executed; 15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yaml::Model: execute: Reading |compressed+home:///bin/lang/yaml/Model.rvm.gz| did not succeed: IO("Expected type[&amp;T], but got type[loc]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llStaticIssues: "{}"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CallTCTests: "{}"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ComprehensionTCTests: "{}"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ComprehensionTCTests: "{}"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: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4">
          <table:table-cell table:style-name="ce1"/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13">
          <table:table-cell table:style-name="ce2"/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53">
          <table:table-cell table:style-name="ce3"/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 (C 2x, rechecked)" table:style-name="ta1">
        <office:forms form:automatic-focus="false" form:apply-design-mode="false"/>
        <table:table-column table:style-name="co2" table:number-columns-repeated="1024" table:default-cell-style-name="ce4"/>
        <table:table-row table:style-name="ro1">
          <table:table-cell table:style-name="ce5" office:value-type="string" calcext:value-type="string">
            <text:p>TESTS RUN AT $2015-11-05T23:28:20.139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AccumulatingTests: 1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AliasTests: 25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AnnotationTests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AssignmentTests: 6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BacktrackingTests: 2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allTests: 7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allTestsAux: 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omprehensionTests: 23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oncretePatternTests1: 116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oncretePatternTests2: 5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oncretePatternTests3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oncreteSubscriptAndSliceTests: 8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oncreteSyntaxTests1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oncreteSyntaxTests2: 1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oncreteSyntaxTests3: 2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oncreteSyntaxTests4: 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oncreteTerms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DataDeclarationTests: 5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DataTypeTests: 72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DeclarationTests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FunctionCompositionTests: 2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InterpolationTests: 3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KeywordParameterImportTests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KeywordParameterTests: 1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ParsingTests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PatternTests: 34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PatternDescendantTests: 2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PatternList3Tests: 4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ProjectionTests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RangeTests: 2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ReducerTests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RegExpTests: 7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SetMatchTests1: 5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SetMatchTests2: 1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StatementTests: 10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SubscriptTests: 3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TryCatchTests: 2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VisitTests: 159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Booleans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Equality: 6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Functions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Integers: 2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IO: 2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IsDefined: 104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ListRelations: 2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Lists: 11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Locations: 2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Maps: 7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Matching: 2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Memoization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Nodes: 3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Overloading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Relations: 1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Sets: 3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SolvedIssues: 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Strings: 6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Tuples: 3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BooleanTests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IntegerTests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ListRelationTests: 14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ListTests: 24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MapTests: 10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MathTests: 11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NodeTests: 5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NumberTests: 4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RelationTests: 5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SetTests: 5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StringTests: 12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TypeTests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ValueIOTests: 4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analysis::graphs::GraphTests: 4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analysis::statistics::DescriptiveTests: 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analysis::statistics::RangeUtils: 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lang::csv::CSVIOTests: 1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lang::json::JSONIOTests: 3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imports::ImportTests1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imports::ImportTests2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imports::ImportTests3: 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imports::ImportTests4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imports::ImportTests5: 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imports::ImportTests6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imports::ImportTests7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imports::ImportTests8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imports::ModuleInitRange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ABSTRACTTYPE: 1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A1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A2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B1: 1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B2: 1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B3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PARSETREE: 1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TYPE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UseImportBase: 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UseImportBaseExtended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UseExtendBase: 1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UseExtendBaseExtended: 1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basic::Ackermann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basic::Bubble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basic::Factorial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Calls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ColoredTrees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CountConstructors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Cycles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Derivative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Lift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StringTemplate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Trans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WordReplacement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WordCount::CountInLine1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WordCount::CountInLine2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WordCount::CountInLine3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WordCount::WordCount: 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Dominators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lang::Exp::Abstract::Eval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lang::Exp::Combined::Automatic::Eval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lang::Exp::Combined::Manual::Eval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lang::Exp::Concrete::NoLayout::Eval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lang::Exp::Concrete::WithLayout::Eval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lang::Func::Test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lang::Lisra::Test: 2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McCabe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ReachingDefs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Slicing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Uninit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format::Escape: 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format::Grammar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grammar::Lookahead: 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grammar::tests::ParserGeneratorTests: 3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grammar::tests::PicoGrammar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grammar::tests::CGrammar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grammar::tests::CharactersTests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grammar::tests::LiteralsTests: 3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grammar::tests::LookaheadTests: 3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grammar::tests::RascalGrammar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syntax::tests::ConcreteSyntax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syntax::tests::ExpressionGrammars: 1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syntax::tests::ImplodeTests: 12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syntax::tests::KnownIssues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meta::ModuleInfoTests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syntax::tests::PreBootstrap: 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syntax::tests::SolvedIssues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ypes::tests::AbstractKindTests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ypes::tests::AbstractNameTests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ypes::tests::UtilTests: 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util::PriorityQueue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util::UUID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StaticTestingUtilsTests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AccumulatingTCTests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AllStaticIssues: 5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AnnotationTCTests: 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AssignmentTCTests: 2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CallTCTests: 2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ComprehensionTCTests: 17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DataDeclarationTCTests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DataTypeTCTests: 4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DeclarationTCTests: 2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ImportTCTests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PatternTCTests: 6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ProjectionTCTests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RegExpTCTests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ScopeTCTests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StatementTCTests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SubscriptTCTests: 1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VisitTCTests: 1 tests executed; 0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AliasTests.rsc|(3518,248,&lt;91,0&gt;,&lt;103,6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oncretePatternTests1.rsc|(7590,133,&lt;169,0&gt;,&lt;172,27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oncretePatternTests1.rsc|(7349,240,&lt;161,0&gt;,&lt;168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oncreteSyntaxTests3.rsc|(709,58,&lt;25,0&gt;,&lt;25,5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PatternTests.rsc|(33440,84,&lt;1477,0&gt;,&lt;1477,84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VisitTests.rsc|(9328,86,&lt;362,0&gt;,&lt;363,63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IsDefined.rsc|(6170,125,&lt;313,0&gt;,&lt;317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(13282,110,&lt;353,0&gt;,&lt;354,86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5152 tests executed; 15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yaml::Model: execute: Reading |compressed+home:///bin/lang/yaml/Model.rvm.gz| did not succeed: IO("Expected type[&amp;T], but got type[loc]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AllStaticIssues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CallTCTests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ComprehensionTCTests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ComprehensionTCTests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Executing: 659896 ms</text:p>
          </table:table-cell>
          <table:table-cell table:number-columns-repeated="1023"/>
        </table:table-row>
        <table:table-row table:style-name="ro1" table:number-rows-repeated="4">
          <table:table-cell table:style-name="ce5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32">
          <table:table-cell table:style-name="ce3"/>
          <table:table-cell table:number-columns-repeated="1023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interpreted)" table:style-name="ta1">
        <table:table-column table:style-name="co2" table:number-columns-repeated="1024" table:default-cell-style-name="ce7"/>
        <table:table-row table:style-name="ro1">
          <table:table-cell table:style-name="ce6" office:value-type="string" calcext:value-type="string">
            <text:p>TESTS RUN AT $2015-07-31T19:45:37.980+00:00$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Expressions.rsc|: 266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Examples/Run.rsc|: 7 tests executed; 0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TEST SUMMARY: 520 tests executed; 4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esult = false, [load: 20430 msec, execute: 3374871 msec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8" office:value-type="string" calcext:value-type="string">
            <text:p>RESULTS PER FILE: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Examples/Run.rsc|: 7 tests executed; 1 failed; 0 ignored</text:p>
          </table:table-cell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8" office:value-type="string" calcext:value-type="string">
            <text:p>Failed/IGNORED TESTS:</text:p>
          </table:table-cell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8" office:value-type="string" calcext:value-type="string">
            <text:p>FAILED TESTS: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Examples/Run.rsc|(1511,104,&lt;33,0&gt;,&lt;33,104&gt;): FALSE "java.lang.NullPointerException"("")</text:p>
          </table:table-cell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8" office:value-type="string" calcext:value-type="string">
            <text:p>TEST SUMMARY: 7 tests executed; 1 failed; 0 ignored</text:p>
          </table:table-cell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8" office:value-type="string" calcext:value-type="string">
            <text:p>CRASHED TESTS: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Tests/Boolea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Tests/Expressio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Tests/Patter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Tests/Statement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Tests/StringTemplate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Examples/Run.rsc|: "java.lang.NullPointerException"("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value: false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Compiled 2x)" table:style-name="ta1">
        <table:table-column table:style-name="co2" table:number-columns-repeated="1024" table:default-cell-style-name="ce7"/>
        <table:table-row table:style-name="ro1">
          <table:table-cell table:style-name="ce6" office:value-type="string" calcext:value-type="string">
            <text:p>TESTS RUN AT $2015-07-30T20:12:57.229+00:00$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Expressions.rsc|: 266 tests executed; 3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Expressions.rsc|(19229,91,&lt;297,0&gt;,&lt;297,9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Expressions.rsc|(19106,122,&lt;296,0&gt;,&lt;296,122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Expressions.rsc|(19041,64,&lt;295,0&gt;,&lt;295,64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TEST SUMMARY: 513 tests executed; 7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esult = false, [load: 18113 msec, execute: 3164107 msec]</text:p>
          </table:table-cell>
          <table:table-cell table:number-columns-repeated="1023"/>
        </table:table-row>
        <table:table-row table:style-name="ro1" table:number-rows-repeated="76">
          <table:table-cell table:style-name="ce6"/>
          <table:table-cell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 style:data-style-name="N2" text:time-value="23:17:26.83627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11-06T08:46:12.916031000</dc:date>
    <meta:editing-duration>P85DT12H50M49S</meta:editing-duration>
    <meta:editing-cycles>266</meta:editing-cycles>
    <meta:generator>LibreOffice/5.0.2.2$MacOSX_X86_64 LibreOffice_project/37b43f919e4de5eeaca9b9755ed688758a8251fe</meta:generator>
    <meta:document-statistic meta:table-count="4" meta:cell-count="447" meta:object-count="0"/>
  </office:meta>
</office:document-meta>
</file>